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106"/>
    <style:style style:name="ce4" style:family="table-cell" style:parent-style-name="Default" style:data-style-name="N1">
      <style:table-cell-properties fo:background-color="#ffffcc"/>
    </style:style>
  </office:automatic-styles>
  <office:body>
    <office:spreadsheet>
      <table:table table:name="Lis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Resistors computation for analog button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Uref</text:p>
          </table:table-cell>
          <table:table-cell table:style-name="ce1" office:value-type="float" office:value="3.3">
            <text:p>3,3</text:p>
          </table:table-cell>
          <table:table-cell table:number-columns-repeated="10"/>
        </table:table-row>
        <table:table-row table:style-name="ro1"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>
            <text:p>Trying find combination for single switch press and SW3 + R1 combination, interesting value marked yellow – no reliable combination spreading values enough found</text:p>
          </table:table-cell>
          <table:table-cell table:style-name="ce1"/>
          <table:table-cell table:number-columns-repeated="10"/>
        </table:table-row>
        <table:table-row table:style-name="ro1">
          <table:table-cell office:value-type="string">
            <text:p>Connection : each switch bridges corresponding resistor</text:p>
          </table:table-cell>
          <table:table-cell table:style-name="ce1"/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esistor</text:p>
          </table:table-cell>
          <table:table-cell office:value-type="string">
            <text:p>Ohm</text:p>
          </table:table-cell>
          <table:table-cell table:number-columns-repeated="10"/>
        </table:table-row>
        <table:table-row table:style-name="ro1">
          <table:table-cell office:value-type="string">
            <text:p>R0</text:p>
          </table:table-cell>
          <table:table-cell office:value-type="float" office:value="870">
            <text:p>870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1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SW1 xR1+R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2</text:p>
          </table:table-cell>
          <table:table-cell office:value-type="float" office:value="870">
            <text:p>870</text:p>
          </table:table-cell>
          <table:table-cell/>
          <table:table-cell office:value-type="string">
            <text:p>SW2 xR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3</text:p>
          </table:table-cell>
          <table:table-cell office:value-type="float" office:value="1100">
            <text:p>1100</text:p>
          </table:table-cell>
          <table:table-cell/>
          <table:table-cell office:value-type="string">
            <text:p>SW3 xR3</text:p>
          </table:table-cell>
          <table:table-cell table:number-columns-repeated="4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R1+R2+R3</text:p>
          </table:table-cell>
          <table:table-cell table:formula="of:=[.$B11]*(1-[.E11]) + [.$B13]*(1-[.E11])*(1-[.E13]) + [.$B15]*(1-[.E15])" office:value-type="float" office:value="3070">
            <text:p>3070</text:p>
          </table:table-cell>
          <table:table-cell table:formula="of:=[.$B11]*(1-[.F11]) + [.$B13]*(1-[.F11])*(1-[.F13]) + [.$B15]*(1-[.F15])" office:value-type="float" office:value="1100">
            <text:p>1100</text:p>
          </table:table-cell>
          <table:table-cell table:formula="of:=[.$B11]*(1-[.G11]) + [.$B13]*(1-[.G11])*(1-[.G13]) + [.$B15]*(1-[.G15])" office:value-type="float" office:value="2200">
            <text:p>2200</text:p>
          </table:table-cell>
          <table:table-cell table:formula="of:=[.$B11]*(1-[.H11]) + [.$B13]*(1-[.H11])*(1-[.H13]) + [.$B15]*(1-[.H15])" office:value-type="float" office:value="1100">
            <text:p>1100</text:p>
          </table:table-cell>
          <table:table-cell table:formula="of:=[.$B11]*(1-[.I11]) + [.$B13]*(1-[.I11])*(1-[.I13]) + [.$B15]*(1-[.I15])" office:value-type="float" office:value="1970">
            <text:p>1970</text:p>
          </table:table-cell>
          <table:table-cell table:formula="of:=[.$B11]*(1-[.J11]) + [.$B13]*(1-[.J11])*(1-[.J13]) + [.$B15]*(1-[.J15])" office:value-type="float" office:value="0">
            <text:p>0</text:p>
          </table:table-cell>
          <table:table-cell table:formula="of:=[.$B11]*(1-[.K11]) + [.$B13]*(1-[.K11])*(1-[.K13]) + [.$B15]*(1-[.K15])" office:value-type="float" office:value="1100">
            <text:p>1100</text:p>
          </table:table-cell>
          <table:table-cell table:formula="of:=[.$B11]*(1-[.L11]) + [.$B13]*(1-[.L11])*(1-[.L13]) + [.$B15]*(1-[.L15])"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string">
            <text:p>I mA</text:p>
          </table:table-cell>
          <table:table-cell table:style-name="ce2" table:formula="of:=[.$B$3]/([.$B9] + [.E17])*1000" office:value-type="float" office:value="0.83756345177665">
            <text:p>0,84</text:p>
          </table:table-cell>
          <table:table-cell table:style-name="ce2" table:formula="of:=[.$B$3]/([.$B9] + [.F17])*1000" office:value-type="float" office:value="1.6751269035533">
            <text:p>1,68</text:p>
          </table:table-cell>
          <table:table-cell table:style-name="ce2" table:formula="of:=[.$B$3]/([.$B9] + [.G17])*1000" office:value-type="float" office:value="1.07491856677524">
            <text:p>1,07</text:p>
          </table:table-cell>
          <table:table-cell table:style-name="ce2" table:formula="of:=[.$B$3]/([.$B9] + [.H17])*1000" office:value-type="float" office:value="1.6751269035533">
            <text:p>1,68</text:p>
          </table:table-cell>
          <table:table-cell table:style-name="ce2" table:formula="of:=[.$B$3]/([.$B9] + [.I17])*1000" office:value-type="float" office:value="1.16197183098592">
            <text:p>1,16</text:p>
          </table:table-cell>
          <table:table-cell table:style-name="ce2" table:formula="of:=[.$B$3]/([.$B9] + [.J17])*1000" office:value-type="float" office:value="3.79310344827586">
            <text:p>3,79</text:p>
          </table:table-cell>
          <table:table-cell table:style-name="ce2" table:formula="of:=[.$B$3]/([.$B9] + [.K17])*1000" office:value-type="float" office:value="1.6751269035533">
            <text:p>1,68</text:p>
          </table:table-cell>
          <table:table-cell table:style-name="ce2" table:formula="of:=[.$B$3]/([.$B9] + [.L17])*1000" office:value-type="float" office:value="3.79310344827586">
            <text:p>3,79</text:p>
          </table:table-cell>
        </table:table-row>
        <table:table-row table:style-name="ro1">
          <table:table-cell table:number-columns-repeated="3"/>
          <table:table-cell office:value-type="string">
            <text:p>Usw1</text:p>
          </table:table-cell>
          <table:table-cell table:style-name="ce3" table:formula="of:=[.E17]*[.E18]/1000" office:value-type="float" office:value="2.57131979695431">
            <text:p>2,6</text:p>
          </table:table-cell>
          <table:table-cell table:style-name="ce3" table:formula="of:=[.F17]*[.F18]/1000" office:value-type="float" office:value="1.84263959390863">
            <text:p>1,8</text:p>
          </table:table-cell>
          <table:table-cell table:style-name="ce3" table:formula="of:=[.G17]*[.G18]/1000" office:value-type="float" office:value="2.36482084690554">
            <text:p>2,4</text:p>
          </table:table-cell>
          <table:table-cell table:style-name="ce3" table:formula="of:=[.H17]*[.H18]/1000" office:value-type="float" office:value="1.84263959390863">
            <text:p>1,8</text:p>
          </table:table-cell>
          <table:table-cell table:style-name="ce3" table:formula="of:=[.I17]*[.I18]/1000" office:value-type="float" office:value="2.28908450704225">
            <text:p>2,3</text:p>
          </table:table-cell>
          <table:table-cell table:style-name="ce3" table:formula="of:=[.J17]*[.J18]/1000" office:value-type="float" office:value="0">
            <text:p>0,0</text:p>
          </table:table-cell>
          <table:table-cell table:style-name="ce3" table:formula="of:=[.K17]*[.K18]/1000" office:value-type="float" office:value="1.84263959390863">
            <text:p>1,8</text:p>
          </table:table-cell>
          <table:table-cell table:style-name="ce3" table:formula="of:=[.L17]*[.L18]/1000" office:value-type="float" office:value="0">
            <text:p>0,0</text:p>
          </table:table-cell>
        </table:table-row>
        <table:table-row table:style-name="ro1">
          <table:table-cell table:number-columns-repeated="3"/>
          <table:table-cell office:value-type="string">
            <text:p>0-255</text:p>
          </table:table-cell>
          <table:table-cell table:style-name="ce4" table:formula="of:=[.E19]/[.$B$3]*255" office:value-type="float" office:value="198.692893401015">
            <text:p>199</text:p>
          </table:table-cell>
          <table:table-cell table:style-name="ce4" table:formula="of:=[.F19]/[.$B$3]*255" office:value-type="float" office:value="142.38578680203">
            <text:p>142</text:p>
          </table:table-cell>
          <table:table-cell table:style-name="ce4" table:formula="of:=[.G19]/[.$B$3]*255" office:value-type="float" office:value="182.736156351792">
            <text:p>183</text:p>
          </table:table-cell>
          <table:table-cell table:style-name="ce4" table:formula="of:=[.H19]/[.$B$3]*255" office:value-type="float" office:value="142.38578680203">
            <text:p>142</text:p>
          </table:table-cell>
          <table:table-cell table:style-name="ce4" table:formula="of:=[.I19]/[.$B$3]*255" office:value-type="float" office:value="176.883802816901">
            <text:p>177</text:p>
          </table:table-cell>
          <table:table-cell table:style-name="ce4" table:formula="of:=[.J19]/[.$B$3]*255" office:value-type="float" office:value="0">
            <text:p>0</text:p>
          </table:table-cell>
          <table:table-cell table:style-name="ce4" table:formula="of:=[.K19]/[.$B$3]*255" office:value-type="float" office:value="142.38578680203">
            <text:p>142</text:p>
          </table:table-cell>
          <table:table-cell table:style-name="ce4" table:formula="of:=[.L19]/[.$B$3]*255" office:value-type="float" office:value="0">
            <text:p>0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Connection : each switch connects two resistors interconnection to GND (no combination detection possible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Resistor</text:p>
          </table:table-cell>
          <table:table-cell office:value-type="string">
            <text:p>Ohm</text:p>
          </table:table-cell>
          <table:table-cell table:number-columns-repeated="10"/>
        </table:table-row>
        <table:table-row table:style-name="ro1">
          <table:table-cell office:value-type="string">
            <text:p>R0</text:p>
          </table:table-cell>
          <table:table-cell office:value-type="float" office:value="2200">
            <text:p>22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W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1</text:p>
          </table:table-cell>
          <table:table-cell office:value-type="float" office:value="1000">
            <text:p>10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W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R2</text:p>
          </table:table-cell>
          <table:table-cell office:value-type="float" office:value="2200">
            <text:p>2200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SW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R1+R2+R3</text:p>
          </table:table-cell>
          <table:table-cell office:value-type="float" office:value="999999">
            <text:p>999999</text:p>
          </table:table-cell>
          <table:table-cell table:formula="of:=[.$B28]*(1-[.F27]) + [.$B30]*(1-[.F27])*(1-[.F29])" office:value-type="float" office:value="0">
            <text:p>0</text:p>
          </table:table-cell>
          <table:table-cell table:formula="of:=[.$B28]*(1-[.G27]) + [.$B30]*(1-[.G27])*(1-[.G29])" office:value-type="float" office:value="1000">
            <text:p>1000</text:p>
          </table:table-cell>
          <table:table-cell table:formula="of:=[.$B28]*(1-[.H27]) + [.$B30]*(1-[.H27])*(1-[.H29])" office:value-type="float" office:value="3200">
            <text:p>32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 mA</text:p>
          </table:table-cell>
          <table:table-cell table:style-name="ce2" table:formula="of:=[.$B$3]/([.$B26] + [.E33])*1000" office:value-type="float" office:value="0.00329275922246979">
            <text:p>0,00</text:p>
          </table:table-cell>
          <table:table-cell table:style-name="ce2" table:formula="of:=[.$B$3]/([.$B26] + [.F33])*1000" office:value-type="float" office:value="1.5">
            <text:p>1,50</text:p>
          </table:table-cell>
          <table:table-cell table:style-name="ce2" table:formula="of:=[.$B$3]/([.$B26] + [.G33])*1000" office:value-type="float" office:value="1.03125">
            <text:p>1,03</text:p>
          </table:table-cell>
          <table:table-cell table:style-name="ce2" table:formula="of:=[.$B$3]/([.$B26] + [.H33])*1000" office:value-type="float" office:value="0.611111111111111">
            <text:p>0,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Usw1</text:p>
          </table:table-cell>
          <table:table-cell table:style-name="ce3" table:formula="of:=[.E33]*[.E34]/1000" office:value-type="float" office:value="3.29275592971057">
            <text:p>3,3</text:p>
          </table:table-cell>
          <table:table-cell table:style-name="ce3" table:formula="of:=[.F33]*[.F34]/1000" office:value-type="float" office:value="0">
            <text:p>0,0</text:p>
          </table:table-cell>
          <table:table-cell table:style-name="ce3" table:formula="of:=[.G33]*[.G34]/1000" office:value-type="float" office:value="1.03125">
            <text:p>1,0</text:p>
          </table:table-cell>
          <table:table-cell table:style-name="ce3" table:formula="of:=[.H33]*[.H34]/1000" office:value-type="float" office:value="1.95555555555556">
            <text:p>2,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0-255</text:p>
          </table:table-cell>
          <table:table-cell table:style-name="ce4" table:formula="of:=[.E35]/[.$B$3]*255" office:value-type="float" office:value="254.44023093218">
            <text:p>254</text:p>
          </table:table-cell>
          <table:table-cell table:style-name="ce4" table:formula="of:=[.F35]/[.$B$3]*255" office:value-type="float" office:value="0">
            <text:p>0</text:p>
          </table:table-cell>
          <table:table-cell table:style-name="ce4" table:formula="of:=[.G35]/[.$B$3]*255" office:value-type="float" office:value="79.6875">
            <text:p>80</text:p>
          </table:table-cell>
          <table:table-cell table:style-name="ce4" table:formula="of:=[.H35]/[.$B$3]*255" office:value-type="float" office:value="151.111111111111">
            <text:p>151</text:p>
          </table:table-cell>
          <table:table-cell table:number-columns-repeated="4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number-style style:name="N106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9">09.07.2015</text:date>, <text:time>02:49:14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8T23:53:13.72</meta:creation-date>
    <dc:date>2015-07-09T02:49:14.38</dc:date>
    <meta:editing-duration>PT2H55M59S</meta:editing-duration>
    <meta:editing-cycles>3</meta:editing-cycles>
    <meta:generator>OpenOffice.org/3.4.1$Win32 OpenOffice.org_project/341m1$Build-9593</meta:generator>
    <meta:document-statistic meta:table-count="3" meta:cell-count="122" meta:object-count="0"/>
  </office:meta>
</office:document-meta>
</file>